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af46" draw:textarea-horizontal-align="justify" draw:textarea-vertical-align="top" draw:auto-grow-height="false" fo:min-height="11cm" fo:min-width="14.25cm"/>
      <style:paragraph-properties style:writing-mode="lr-tb"/>
    </style:style>
    <style:style style:name="gr2" style:family="graphic" style:parent-style-name="standard">
      <style:graphic-properties draw:fill-color="#b3cac7" draw:textarea-horizontal-align="justify" draw:textarea-vertical-align="top" draw:auto-grow-height="false" fo:min-height="17.75cm" fo:min-width="33.25cm"/>
      <style:paragraph-properties style:writing-mode="lr-tb"/>
    </style:style>
    <style:style style:name="gr3" style:family="graphic" style:parent-style-name="standard">
      <style:graphic-properties draw:stroke="dash" draw:stroke-dash="Double_20_Dash" draw:fill="none" draw:fill-color="#ffffff" draw:textarea-horizontal-align="justify" draw:textarea-vertical-align="top" draw:auto-grow-height="false" fo:min-height="11.25cm" fo:min-width="13.5cm"/>
      <style:paragraph-properties style:writing-mode="lr-tb"/>
    </style:style>
    <style:style style:name="gr4" style:family="graphic" style:parent-style-name="standard">
      <style:graphic-properties draw:fill-color="#ffe994" draw:textarea-horizontal-align="justify" draw:textarea-vertical-align="middle" draw:auto-grow-height="false" fo:min-height="2cm" fo:min-width="2.75cm"/>
      <style:paragraph-properties style:writing-mode="lr-tb"/>
    </style:style>
    <style:style style:name="gr5" style:family="graphic" style:parent-style-name="standard">
      <style:graphic-properties draw:fill-color="#ffffa6" draw:textarea-horizontal-align="justify" draw:textarea-vertical-align="top" draw:auto-grow-height="false" fo:min-height="13cm" fo:min-width="4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4.75cm" fo:min-width="4.25cm"/>
      <style:paragraph-properties style:writing-mode="lr-tb"/>
    </style:style>
    <style:style style:name="gr7" style:family="graphic" style:parent-style-name="standard">
      <style:graphic-properties draw:fill-color="#ffd7d7" draw:textarea-horizontal-align="justify" draw:textarea-vertical-align="middle" draw:auto-grow-height="false" fo:min-height="0.5cm" fo:min-width="3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3cm" fo:min-width="4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1.75cm" fo:min-width="4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11" style:family="graphic" style:parent-style-name="standard">
      <style:graphic-properties draw:fill-color="#ffd7d7" draw:textarea-horizontal-align="justify" draw:textarea-vertical-align="middle" draw:auto-grow-height="false" fo:min-height="2cm" fo:min-width="2.7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126cm" fo:min-width="0.902cm"/>
    </style:style>
    <style:style style:name="gr15" style:family="graphic" style:parent-style-name="standard">
      <style:graphic-properties draw:textarea-horizontal-align="justify" draw:textarea-vertical-align="middle" draw:auto-grow-height="false" fo:min-height="0.126cm" fo:min-width="0.376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75cm"/>
      <style:paragraph-properties style:writing-mode="lr-tb"/>
    </style:style>
    <style:style style:name="gr17" style:family="graphic" style:parent-style-name="standard">
      <style:graphic-properties draw:fill-color="#ffffa6" draw:textarea-horizontal-align="justify" draw:textarea-vertical-align="top" draw:auto-grow-height="false" fo:min-height="5.5cm" fo:min-width="4.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26cm" fo:min-width="1.251cm"/>
    </style:style>
    <style:style style:name="gr19" style:family="graphic" style:parent-style-name="standard">
      <style:graphic-properties draw:textarea-horizontal-align="justify" draw:textarea-vertical-align="middle" draw:auto-grow-height="false" fo:min-height="0.552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8.266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191cm" fo:min-width="28.467cm"/>
    </style:style>
    <style:style style:name="gr22" style:family="graphic" style:parent-style-name="standard">
      <style:graphic-properties draw:textarea-horizontal-align="justify" draw:textarea-vertical-align="middle" draw:auto-grow-height="false" fo:min-height="7.174cm" fo:min-width="0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183cm" fo:min-width="2.774cm"/>
    </style:style>
    <style:style style:name="gr25" style:family="graphic" style:parent-style-name="standard">
      <style:graphic-properties draw:textarea-horizontal-align="justify" draw:textarea-vertical-align="middle" draw:auto-grow-height="false" fo:min-height="12.438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213cm" fo:min-width="8.868cm"/>
    </style:style>
    <style:style style:name="gr27" style:family="graphic" style:parent-style-name="objectwithoutfill">
      <style:graphic-properties draw:marker-end="Groty_20_strzałek_20_2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2.226cm" fo:min-width="3.036cm"/>
      <style:paragraph-properties style:writing-mode="lr-tb"/>
    </style:style>
    <style:style style:name="gr29" style:family="graphic" style:parent-style-name="objectwithoutfill">
      <style:graphic-properties draw:marker-end="Groty_20_strzałek_20_3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183cm" fo:min-width="1.839cm"/>
    </style:style>
    <style:style style:name="gr31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133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183cm" fo:min-width="1.138cm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b3cac7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e994"/>
      <style:paragraph-properties fo:text-align="center"/>
    </style:style>
    <style:style style:name="P7" style:family="paragraph">
      <loext:graphic-properties draw:fill-color="#ffffa6"/>
      <style:paragraph-properties fo:text-align="center"/>
    </style:style>
    <style:style style:name="P8" style:family="paragraph">
      <loext:graphic-properties draw:fill-color="#ffd7d7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4.75cm" svg:height="11.25cm" svg:x="31.25cm" svg:y="6.75cm"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3.75cm" svg:height="18cm" svg:x="13cm" svg:y="19.5cm"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cm" svg:height="11.5cm" svg:x="32.25cm" svg:y="20.75cm">
          <text:p text:style-name="P4">DECO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25cm" svg:height="2.25cm" svg:x="16.5cm" svg:y="25.5cm">
          <text:p text:style-name="P1">Virtual</text:p>
          <text:p text:style-name="P1">Machine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7" draw:layer="layout" svg:width="5.25cm" svg:height="13.25cm" svg:x="26.5cm" svg:y="21.5cm">
            <text:p text:style-name="P1">Encoded windows</text:p>
            <text:p text:style-name="P1">cache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1" draw:layer="layout" svg:width="4.75cm" svg:height="5cm" svg:x="26.75cm" svg:y="23.25cm">
              <text:p text:style-name="P1">Frame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8" draw:layer="layout" svg:width="4.25cm" svg:height="0.75cm" svg:x="27cm" svg:y="24.25cm">
              <text:p text:style-name="P1">Window 1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8" draw:layer="layout" svg:width="4.25cm" svg:height="0.75cm" svg:x="27cm" svg:y="25.25cm">
              <text:p text:style-name="P1">Window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8" draw:layer="layout" svg:width="4.25cm" svg:height="0.75cm" svg:x="27cm" svg:y="26.25cm">
              <text:p text:style-name="P1">Window 3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8" draw:layer="layout" svg:width="4.25cm" svg:height="0.75cm" svg:x="27cm" svg:y="27.25cm">
              <text:p text:style-name="P1">Window 4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1" draw:layer="layout" svg:width="4.75cm" svg:height="3.25cm" svg:x="26.75cm" svg:y="28.75cm">
              <text:p text:style-name="P1">Frame 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8" draw:layer="layout" svg:width="4.25cm" svg:height="0.75cm" svg:x="27cm" svg:y="29.75cm">
              <text:p text:style-name="P1">Window 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8" draw:layer="layout" svg:width="4.25cm" svg:height="0.75cm" svg:x="27cm" svg:y="30.75cm">
              <text:p text:style-name="P1">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4.75cm" svg:height="2cm" svg:x="26.75cm" svg:y="32.5cm">
              <text:p text:style-name="P1">Frame 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8" draw:layer="layout" svg:width="4.25cm" svg:height="0.75cm" svg:x="27cm" svg:y="33.5cm">
              <text:p text:style-name="P1">..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0" draw:text-style-name="P1" draw:layer="layout" svg:width="3.25cm" svg:height="2.25cm" svg:x="16.5cm" svg:y="12.75cm">
          <text:p text:style-name="P1">Video</text:p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25cm" svg:height="2.25cm" svg:x="16.5cm" svg:y="16.5cm">
          <text:p text:style-name="P1">Frame</text:p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25cm" svg:height="2.25cm" svg:x="16.456cm" svg:y="21.559cm">
          <text:p text:style-name="P1">Frame</text:p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cm" svg:height="1cm" svg:x="17.75cm" svg:y="15.2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0.75cm" svg:height="2cm" svg:x="17.75cm" svg:y="19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75cm" svg:height="1cm" svg:x="17.75cm" svg:y="2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75cm" svg:height="0.75cm" svg:x="14.5cm" svg:y="26.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0.75cm" svg:x="20cm" svg:y="26.2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.25cm" svg:height="2.25cm" svg:x="21.497cm" svg:y="25.535cm">
          <text:p text:style-name="P1">Encoded</text:p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25cm" svg:height="2.25cm" svg:x="34.573cm" svg:y="26.706cm">
          <text:p text:style-name="P1">Virtual</text:p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5cm" svg:height="1cm" svg:x="32.75cm" svg:y="30.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5cm" svg:height="1cm" svg:x="36.5cm" svg:y="30.5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5cm" svg:height="0.75cm" svg:x="38.25cm" svg:y="26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0.75cm" svg:height="1cm" svg:x="17.751cm" svg:y="24.2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5.25cm" svg:height="5.75cm" svg:x="40.25cm" svg:y="21.75cm">
          <text:p text:style-name="P1">Decoded windows</text:p>
          <text:p text:style-name="P1">Cache (RAW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25cm" svg:height="0.75cm" svg:x="40.75cm" svg:y="23.5cm">
          <text:p text:style-name="P1">Window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25cm" svg:height="0.75cm" svg:x="40.75cm" svg:y="24.5cm">
          <text:p text:style-name="P1">Window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25cm" svg:height="0.75cm" svg:x="40.75cm" svg:y="25.5cm">
          <text:p text:style-name="P1">Window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25cm" svg:height="0.75cm" svg:x="40.75cm" svg:y="26.5cm">
          <text:p text:style-name="P1">Window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cm" svg:height="0.75cm" svg:x="32cm" svg:y="23.5cm">
          <text:p/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.25cm" svg:height="2.25cm" svg:x="34.5cm" svg:y="23cm">
          <text:p text:style-name="P1">Encoded</text:p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cm" svg:height="1cm" svg:x="36.75cm" svg:y="29.25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75cm" svg:height="1cm" svg:x="34.75cm" svg:y="29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0.75cm" svg:height="1cm" svg:x="35.75cm" svg:y="2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75cm" svg:height="9cm" svg:x="13.735cm" svg:y="27cm">
          <text:p/>
          <draw:enhanced-geometry svg:viewBox="0 0 21600 21600" draw:text-areas="?f0 ?f8 ?f2 ?f9" draw:type="up-down-arrow" draw:modifiers="5320.90545938748 1148.76229596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29.785cm" svg:height="0.75cm" svg:x="14.465cm" svg:y="36.032cm">
          <text:p/>
          <draw:enhanced-geometry svg:viewBox="0 0 21600 21600" draw:text-areas="?f5 ?f1 ?f6 ?f3" draw:type="left-right-arrow" draw:modifiers="506.14845492195 4458.0559254327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0.75cm" svg:height="8cm" svg:x="44.25cm" svg:y="27.75cm">
          <text:p/>
          <draw:enhanced-geometry svg:viewBox="0 0 21600 21600" draw:text-areas="?f0 ?f8 ?f2 ?f9" draw:type="up-down-arrow" draw:modifiers="4947.00399467377 1435.3484079372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layer="layout" svg:width="0.25cm" svg:height="0.25cm" svg:x="14cm" svg:y="2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9" draw:layer="layout" svg:width="0.25cm" svg:height="0.25cm" svg:x="13.965cm" svg:y="36.2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9" draw:layer="layout" svg:width="0.25cm" svg:height="0.25cm" svg:x="44.5cm" svg:y="36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cm" svg:height="0.75cm" svg:x="25.25cm" svg:y="26.2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3.25cm" svg:height="1cm" svg:x="14.75cm" svg:y="29.2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5cm" svg:height="1cm" svg:x="18.5cm" svg:y="29.25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cm" svg:height="1cm" svg:x="18.75cm" svg:y="28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75cm" svg:height="1cm" svg:x="16.75cm" svg:y="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6" draw:layer="layout" svg:width="3.25cm" svg:height="2.25cm" svg:x="33.823cm" svg:y="12.706cm">
          <text:p text:style-name="P1">Virtual</text:p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5cm" svg:height="1cm" svg:x="32cm" svg:y="16.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25cm" svg:height="1cm" svg:x="35.75cm" svg:y="16.5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5cm" svg:height="0.75cm" svg:x="37.442cm" svg:y="12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layout" svg:width="5.25cm" svg:height="5.75cm" svg:x="39.5cm" svg:y="7.75cm">
          <text:p text:style-name="P1">Decoded windows</text:p>
          <text:p text:style-name="P1">Cache (RAW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25cm" svg:height="0.75cm" svg:x="40cm" svg:y="9.5cm">
          <text:p text:style-name="P1">Window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25cm" svg:height="0.75cm" svg:x="40cm" svg:y="10.5cm">
          <text:p text:style-name="P1">Window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25cm" svg:height="0.75cm" svg:x="40cm" svg:y="11.5cm">
          <text:p text:style-name="P1">Window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25cm" svg:height="0.75cm" svg:x="40cm" svg:y="12.5cm">
          <text:p text:style-name="P1">Window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25cm" svg:height="2.25cm" svg:x="33.75cm" svg:y="9cm">
          <text:p text:style-name="P1">Encoded</text:p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cm" svg:height="1cm" svg:x="36cm" svg:y="15.25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0.75cm" svg:height="1cm" svg:x="34cm" svg:y="15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0.75cm" svg:height="1cm" svg:x="3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3.25cm" svg:height="2.25cm" svg:x="47.5cm" svg:y="13.75cm">
          <text:p text:style-name="P1">Frame</text:p>
          <text:p text:style-name="P1">destination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5cm" svg:height="0.75cm" svg:x="43.75cm" svg:y="14.25cm">
          <text:p/>
          <draw:enhanced-geometry svg:viewBox="0 0 21600 21600" draw:text-areas="?f7 ?f0 21600 ?f2" draw:mirror-vertical="false" draw:mirror-horizontal="true" draw:type="left-arrow" draw:modifiers="2431.744078745 4573.102529960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0.75cm" svg:height="14.5cm" svg:x="22.75cm" svg:y="10.5cm">
          <text:p/>
          <draw:enhanced-geometry svg:viewBox="0 0 21600 21600" draw:text-areas="?f0 0 ?f2 ?f5" draw:mirror-horizontal="false" draw:mirror-vertical="true" draw:type="down-arrow" draw:modifiers="20222.1639886904 5694.80692410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9.75cm" svg:height="0.75cm" svg:x="23.75cm" svg:y="9.75cm">
          <text:p/>
          <draw:enhanced-geometry svg:viewBox="0 0 21600 21600" draw:text-areas="?f7 ?f0 21600 ?f2" draw:mirror-vertical="false" draw:mirror-horizontal="true" draw:type="left-arrow" draw:modifiers="1377.82791508563 4141.6777629826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9" draw:layer="layout" svg:width="0.25cm" svg:height="0.25cm" svg:x="23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7" draw:text-style-name="P10" draw:layer="layout" svg:x1="32.25cm" svg:y1="10.25cm" svg:x2="28cm" svg:y2="13.25cm">
          <text:p/>
        </draw:line>
        <draw:custom-shape draw:style-name="gr28" draw:text-style-name="P1" draw:layer="layout" svg:width="5cm" svg:height="3.5cm" svg:x="25.5cm" svg:y="13.5cm">
          <text:p text:style-name="P1">Confirmation</text:p>
          <text:p text:style-name="P1">of window</text:p>
          <text:p text:style-name="P1">rece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0" draw:layer="layout" svg:x1="28cm" svg:y1="17.25cm" svg:x2="33cm" svg:y2="23.75cm">
          <text:p/>
        </draw:line>
        <draw:custom-shape draw:style-name="gr10" draw:text-style-name="P1" draw:layer="layout" svg:width="3.25cm" svg:height="2.25cm" svg:x="40.25cm" svg:y="14.5cm">
          <text:p text:style-name="P1">Decoded</text:p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0.75cm" svg:x="37.5cm" svg:y="14.25cm">
          <text:p/>
          <draw:enhanced-geometry svg:viewBox="0 0 21600 21600" draw:text-areas="?f7 ?f0 21600 ?f2" draw:mirror-vertical="false" draw:mirror-horizontal="true" draw:type="left-arrow" draw:modifiers="2431.744078745 4573.102529960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" draw:layer="layout" svg:width="0.75cm" svg:height="0.5cm" svg:x="41.5cm" svg:y="13.75cm">
          <text:p/>
          <draw:enhanced-geometry svg:viewBox="0 0 21600 21600" draw:text-areas="?f0 0 ?f2 ?f5" draw:mirror-horizontal="false" draw:mirror-vertical="true" draw:type="down-arrow" draw:modifiers="9829.94011976048 6154.9933422103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3.25cm" svg:height="2.25cm" svg:x="40.5cm" svg:y="28.5cm">
          <text:p text:style-name="P1">Decoded</text:p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75cm" svg:height="0.5cm" svg:x="41.75cm" svg:y="27.75cm">
          <text:p/>
          <draw:enhanced-geometry svg:viewBox="0 0 21600 21600" draw:text-areas="?f0 0 ?f2 ?f5" draw:mirror-horizontal="false" draw:mirror-vertical="true" draw:type="down-arrow" draw:modifiers="9829.94011976048 6154.9933422103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1.75cm" svg:height="0.75cm" svg:x="38.25cm" svg:y="28.25cm">
          <text:p/>
          <draw:enhanced-geometry svg:viewBox="0 0 21600 21600" draw:text-areas="?f7 ?f0 21600 ?f2" draw:mirror-vertical="false" draw:mirror-horizontal="true" draw:type="left-arrow" draw:modifiers="2431.744078745 4573.102529960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2" draw:display-name="Groty strzałek 2" svg:viewBox="0 0 20 20" svg:d="M0 20l10-20 10 20z"/>
    <draw:marker draw:name="Groty_20_strzałek_20_3" draw:display-name="Groty strzałek 3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afd09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1T13:11:46.854846501</meta:creation-date>
    <dc:date>2021-05-21T15:30:47.545693273</dc:date>
    <meta:editing-duration>PT1M9S</meta:editing-duration>
    <meta:editing-cycles>1</meta:editing-cycles>
    <meta:generator>LibreOffice/7.1.3.2$Linux_X86_64 LibreOffice_project/10$Build-2</meta:generator>
    <meta:document-statistic meta:object-count="81"/>
  </office:meta>
</office:document-meta>
</file>